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323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506cm"/>
    </style:style>
    <style:style style:name="co16" style:family="table-column">
      <style:table-column-properties fo:break-before="auto" style:column-width="2.133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annotation</text:p>
          </table:table-cell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limit_s</text:p>
          </table:table-cell>
          <table:table-cell table:style-name="ce1" office:value-type="string" calcext:value-type="string">
            <text:p>duration_s</text:p>
          </table:table-cell>
          <table:table-cell table:style-name="ce1" office:value-type="string" calcext:value-type="string">
            <text:p>obj</text:p>
          </table:table-cell>
          <table:table-cell table:style-name="ce1" office:value-type="string" calcext:value-type="string">
            <text:p>init_time_s</text:p>
          </table:table-cell>
          <table:table-cell table:style-name="ce1" office:value-type="string" calcext:value-type="string">
            <text:p>solve_time_s</text:p>
          </table:table-cell>
          <table:table-cell table:style-name="ce1" office:value-type="string" calcext:value-type="string">
            <text:p>solutions</text:p>
          </table:table-cell>
          <table:table-cell table:style-name="ce1" office:value-type="string" calcext:value-type="string">
            <text:p>variables</text:p>
          </table:table-cell>
          <table:table-cell table:style-name="ce1" office:value-type="string" calcext:value-type="string">
            <text:p>propagators</text:p>
          </table:table-cell>
          <table:table-cell table:style-name="ce1" office:value-type="string" calcext:value-type="string">
            <text:p>propagations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failures</text:p>
          </table:table-cell>
          <table:table-cell table:style-name="ce1" office:value-type="string" calcext:value-type="string">
            <text:p>restarts</text:p>
          </table:table-cell>
          <table:table-cell table:style-name="ce1" office:value-type="string" calcext:value-type="string">
            <text:p>peak_depth</text:p>
          </table:table-cell>
          <table:table-cell table:style-name="ce1" office:value-type="string" calcext:value-type="string">
            <text:p>num_solutions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190" calcext:value-type="float">
            <text:p>119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949" calcext:value-type="float">
            <text:p>949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1821" calcext:value-type="float">
            <text:p>1821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915811" calcext:value-type="float">
            <text:p>10915811</text:p>
          </table:table-cell>
          <table:table-cell office:value-type="float" office:value="422850" calcext:value-type="float">
            <text:p>422850</text:p>
          </table:table-cell>
          <table:table-cell office:value-type="float" office:value="211389" calcext:value-type="float">
            <text:p>21138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5844450" calcext:value-type="float">
            <text:p>25844450</text:p>
          </table:table-cell>
          <table:table-cell office:value-type="float" office:value="191874" calcext:value-type="float">
            <text:p>191874</text:p>
          </table:table-cell>
          <table:table-cell office:value-type="float" office:value="89753" calcext:value-type="float">
            <text:p>89753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8511465" calcext:value-type="float">
            <text:p>8511465</text:p>
          </table:table-cell>
          <table:table-cell office:value-type="float" office:value="442553" calcext:value-type="float">
            <text:p>442553</text:p>
          </table:table-cell>
          <table:table-cell office:value-type="float" office:value="220941" calcext:value-type="float">
            <text:p>220941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6576601" calcext:value-type="float">
            <text:p>26576601</text:p>
          </table:table-cell>
          <table:table-cell office:value-type="float" office:value="196625" calcext:value-type="float">
            <text:p>196625</text:p>
          </table:table-cell>
          <table:table-cell office:value-type="float" office:value="92128" calcext:value-type="float">
            <text:p>9212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5203958" calcext:value-type="float">
            <text:p>25203958</text:p>
          </table:table-cell>
          <table:table-cell office:value-type="float" office:value="187710" calcext:value-type="float">
            <text:p>187710</text:p>
          </table:table-cell>
          <table:table-cell office:value-type="float" office:value="87671" calcext:value-type="float">
            <text:p>8767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0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0" calcext:value-type="float">
            <text:p>6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6252305" calcext:value-type="float">
            <text:p>26252305</text:p>
          </table:table-cell>
          <table:table-cell office:value-type="float" office:value="194509" calcext:value-type="float">
            <text:p>194509</text:p>
          </table:table-cell>
          <table:table-cell office:value-type="float" office:value="91070" calcext:value-type="float">
            <text:p>9107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2993681" calcext:value-type="float">
            <text:p>12993681</text:p>
          </table:table-cell>
          <table:table-cell office:value-type="float" office:value="369887" calcext:value-type="float">
            <text:p>369887</text:p>
          </table:table-cell>
          <table:table-cell office:value-type="float" office:value="184870" calcext:value-type="float">
            <text:p>18487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4402717" calcext:value-type="float">
            <text:p>14402717</text:p>
          </table:table-cell>
          <table:table-cell office:value-type="float" office:value="394078" calcext:value-type="float">
            <text:p>394078</text:p>
          </table:table-cell>
          <table:table-cell office:value-type="float" office:value="196506" calcext:value-type="float">
            <text:p>196506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201889" calcext:value-type="float">
            <text:p>9201889</text:p>
          </table:table-cell>
          <table:table-cell office:value-type="float" office:value="291909" calcext:value-type="float">
            <text:p>291909</text:p>
          </table:table-cell>
          <table:table-cell office:value-type="float" office:value="139923" calcext:value-type="float">
            <text:p>13992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264189" calcext:value-type="float">
            <text:p>9264189</text:p>
          </table:table-cell>
          <table:table-cell office:value-type="float" office:value="294904" calcext:value-type="float">
            <text:p>294904</text:p>
          </table:table-cell>
          <table:table-cell office:value-type="float" office:value="141420" calcext:value-type="float">
            <text:p>14142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273508" calcext:value-type="float">
            <text:p>9273508</text:p>
          </table:table-cell>
          <table:table-cell office:value-type="float" office:value="295490" calcext:value-type="float">
            <text:p>295490</text:p>
          </table:table-cell>
          <table:table-cell office:value-type="float" office:value="141713" calcext:value-type="float">
            <text:p>1417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1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9" calcext:value-type="float">
            <text:p>679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093600" calcext:value-type="float">
            <text:p>9093600</text:p>
          </table:table-cell>
          <table:table-cell office:value-type="float" office:value="286494" calcext:value-type="float">
            <text:p>286494</text:p>
          </table:table-cell>
          <table:table-cell office:value-type="float" office:value="137215" calcext:value-type="float">
            <text:p>13721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5944229" calcext:value-type="float">
            <text:p>15944229</text:p>
          </table:table-cell>
          <table:table-cell office:value-type="float" office:value="243866" calcext:value-type="float">
            <text:p>243866</text:p>
          </table:table-cell>
          <table:table-cell office:value-type="float" office:value="121894" calcext:value-type="float">
            <text:p>12189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20484463" calcext:value-type="float">
            <text:p>20484463</text:p>
          </table:table-cell>
          <table:table-cell office:value-type="float" office:value="215178" calcext:value-type="float">
            <text:p>215178</text:p>
          </table:table-cell>
          <table:table-cell office:value-type="float" office:value="107230" calcext:value-type="float">
            <text:p>10723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447574" calcext:value-type="float">
            <text:p>10447574</text:p>
          </table:table-cell>
          <table:table-cell office:value-type="float" office:value="316211" calcext:value-type="float">
            <text:p>316211</text:p>
          </table:table-cell>
          <table:table-cell office:value-type="float" office:value="150615" calcext:value-type="float">
            <text:p>1506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294894" calcext:value-type="float">
            <text:p>10294894</text:p>
          </table:table-cell>
          <table:table-cell office:value-type="float" office:value="309666" calcext:value-type="float">
            <text:p>309666</text:p>
          </table:table-cell>
          <table:table-cell office:value-type="float" office:value="147343" calcext:value-type="float">
            <text:p>14734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588983" calcext:value-type="float">
            <text:p>10588983</text:p>
          </table:table-cell>
          <table:table-cell office:value-type="float" office:value="322262" calcext:value-type="float">
            <text:p>322262</text:p>
          </table:table-cell>
          <table:table-cell office:value-type="float" office:value="153641" calcext:value-type="float">
            <text:p>15364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2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7" calcext:value-type="float">
            <text:p>717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0481103" calcext:value-type="float">
            <text:p>10481103</text:p>
          </table:table-cell>
          <table:table-cell office:value-type="float" office:value="317649" calcext:value-type="float">
            <text:p>317649</text:p>
          </table:table-cell>
          <table:table-cell office:value-type="float" office:value="151334" calcext:value-type="float">
            <text:p>15133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9271165" calcext:value-type="float">
            <text:p>9271165</text:p>
          </table:table-cell>
          <table:table-cell office:value-type="float" office:value="267718" calcext:value-type="float">
            <text:p>267718</text:p>
          </table:table-cell>
          <table:table-cell office:value-type="float" office:value="133688" calcext:value-type="float">
            <text:p>13368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9159029" calcext:value-type="float">
            <text:p>9159029</text:p>
          </table:table-cell>
          <table:table-cell office:value-type="float" office:value="264097" calcext:value-type="float">
            <text:p>264097</text:p>
          </table:table-cell>
          <table:table-cell office:value-type="float" office:value="130701" calcext:value-type="float">
            <text:p>130701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43" calcext:value-type="float">
            <text:p>134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2129466" calcext:value-type="float">
            <text:p>22129466</text:p>
          </table:table-cell>
          <table:table-cell office:value-type="float" office:value="156333" calcext:value-type="float">
            <text:p>156333</text:p>
          </table:table-cell>
          <table:table-cell office:value-type="float" office:value="43208" calcext:value-type="float">
            <text:p>43208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87" calcext:value-type="float">
            <text:p>3387</text:p>
          </table:table-cell>
          <table:table-cell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office:value-type="float" office:value="1327" calcext:value-type="float">
            <text:p>132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1854162" calcext:value-type="float">
            <text:p>21854162</text:p>
          </table:table-cell>
          <table:table-cell office:value-type="float" office:value="154423" calcext:value-type="float">
            <text:p>154423</text:p>
          </table:table-cell>
          <table:table-cell office:value-type="float" office:value="42694" calcext:value-type="float">
            <text:p>426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86" calcext:value-type="float">
            <text:p>33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28" calcext:value-type="float">
            <text:p>132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1869283" calcext:value-type="float">
            <text:p>21869283</text:p>
          </table:table-cell>
          <table:table-cell office:value-type="float" office:value="154535" calcext:value-type="float">
            <text:p>154535</text:p>
          </table:table-cell>
          <table:table-cell office:value-type="float" office:value="42727" calcext:value-type="float">
            <text:p>42727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3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18" calcext:value-type="float">
            <text:p>341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97" calcext:value-type="float">
            <text:p>1297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1322695" calcext:value-type="float">
            <text:p>21322695</text:p>
          </table:table-cell>
          <table:table-cell office:value-type="float" office:value="150770" calcext:value-type="float">
            <text:p>150770</text:p>
          </table:table-cell>
          <table:table-cell office:value-type="float" office:value="41694" calcext:value-type="float">
            <text:p>41694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8411908" calcext:value-type="float">
            <text:p>18411908</text:p>
          </table:table-cell>
          <table:table-cell office:value-type="float" office:value="185044" calcext:value-type="float">
            <text:p>185044</text:p>
          </table:table-cell>
          <table:table-cell office:value-type="float" office:value="92244" calcext:value-type="float">
            <text:p>92244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3602547" calcext:value-type="float">
            <text:p>13602547</text:p>
          </table:table-cell>
          <table:table-cell office:value-type="float" office:value="211215" calcext:value-type="float">
            <text:p>211215</text:p>
          </table:table-cell>
          <table:table-cell office:value-type="float" office:value="103484" calcext:value-type="float">
            <text:p>103484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05" calcext:value-type="float">
            <text:p>140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1765558" calcext:value-type="float">
            <text:p>21765558</text:p>
          </table:table-cell>
          <table:table-cell office:value-type="float" office:value="157630" calcext:value-type="float">
            <text:p>157630</text:p>
          </table:table-cell>
          <table:table-cell office:value-type="float" office:value="40885" calcext:value-type="float">
            <text:p>4088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99" calcext:value-type="float">
            <text:p>42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05" calcext:value-type="float">
            <text:p>1405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1753139" calcext:value-type="float">
            <text:p>21753139</text:p>
          </table:table-cell>
          <table:table-cell office:value-type="float" office:value="157560" calcext:value-type="float">
            <text:p>157560</text:p>
          </table:table-cell>
          <table:table-cell office:value-type="float" office:value="40879" calcext:value-type="float">
            <text:p>4087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620" calcext:value-type="float">
            <text:p>6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737" calcext:value-type="float">
            <text:p>737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2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4050" calcext:value-type="float">
            <text:p>4050</text:p>
          </table:table-cell>
          <table:table-cell office:value-type="float" office:value="182" calcext:value-type="float">
            <text:p>1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870" calcext:value-type="float">
            <text:p>87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07" calcext:value-type="float">
            <text:p>907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3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2807" calcext:value-type="float">
            <text:p>2807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168496" calcext:value-type="float">
            <text:p>168496</text:p>
          </table:table-cell>
          <table:table-cell office:value-type="float" office:value="2987" calcext:value-type="float">
            <text:p>2987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352142" calcext:value-type="float">
            <text:p>352142</text:p>
          </table:table-cell>
          <table:table-cell office:value-type="float" office:value="6689" calcext:value-type="float">
            <text:p>6689</text:p>
          </table:table-cell>
          <table:table-cell office:value-type="float" office:value="3341" calcext:value-type="float">
            <text:p>334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4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18" calcext:value-type="float">
            <text:p>18</text:p>
          </table:table-cell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float" office:value="488876" calcext:value-type="float">
            <text:p>488876</text:p>
          </table:table-cell>
          <table:table-cell office:value-type="float" office:value="12751" calcext:value-type="float">
            <text:p>12751</text:p>
          </table:table-cell>
          <table:table-cell office:value-type="float" office:value="6343" calcext:value-type="float">
            <text:p>634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2757816" calcext:value-type="float">
            <text:p>2757816</text:p>
          </table:table-cell>
          <table:table-cell office:value-type="float" office:value="57364" calcext:value-type="float">
            <text:p>57364</text:p>
          </table:table-cell>
          <table:table-cell office:value-type="float" office:value="28640" calcext:value-type="float">
            <text:p>2864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7" calcext:value-type="float">
            <text:p>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3739685" calcext:value-type="float">
            <text:p>3739685</text:p>
          </table:table-cell>
          <table:table-cell office:value-type="float" office:value="68075" calcext:value-type="float">
            <text:p>68075</text:p>
          </table:table-cell>
          <table:table-cell office:value-type="float" office:value="34026" calcext:value-type="float">
            <text:p>3402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.26" calcext:value-type="float">
            <text:p>8.26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.74" calcext:value-type="float">
            <text:p>8.74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.93" calcext:value-type="float">
            <text:p>9.93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5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.75" calcext:value-type="float">
            <text:p>8.75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259" calcext:value-type="float">
            <text:p>259</text:p>
          </table:table-cell>
          <table:table-cell office:value-type="float" office:value="6397886" calcext:value-type="float">
            <text:p>6397886</text:p>
          </table:table-cell>
          <table:table-cell office:value-type="float" office:value="148191" calcext:value-type="float">
            <text:p>148191</text:p>
          </table:table-cell>
          <table:table-cell office:value-type="float" office:value="74045" calcext:value-type="float">
            <text:p>7404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69" calcext:value-type="float">
            <text:p>4469</text:p>
          </table:table-cell>
          <table:table-cell office:value-type="float" office:value="0" calcext:value-type="float">
            <text:p>0</text:p>
          </table:table-cell>
          <table:table-cell office:value-type="float" office:value="30.01" calcext:value-type="float">
            <text:p>30.01</text:p>
          </table:table-cell>
          <table:table-cell office:value-type="float" office:value="1263" calcext:value-type="float">
            <text:p>1263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19615948" calcext:value-type="float">
            <text:p>19615948</text:p>
          </table:table-cell>
          <table:table-cell office:value-type="float" office:value="141421" calcext:value-type="float">
            <text:p>141421</text:p>
          </table:table-cell>
          <table:table-cell office:value-type="float" office:value="36602" calcext:value-type="float">
            <text:p>36602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14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385" calcext:value-type="float">
            <text:p>4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28" calcext:value-type="float">
            <text:p>1328</text:p>
          </table:table-cell>
          <table:table-cell office:value-type="float" office:value="2451" calcext:value-type="float">
            <text:p>2451</text:p>
          </table:table-cell>
          <table:table-cell office:value-type="float" office:value="2891" calcext:value-type="float">
            <text:p>2891</text:p>
          </table:table-cell>
          <table:table-cell office:value-type="float" office:value="20525550" calcext:value-type="float">
            <text:p>20525550</text:p>
          </table:table-cell>
          <table:table-cell office:value-type="float" office:value="148635" calcext:value-type="float">
            <text:p>148635</text:p>
          </table:table-cell>
          <table:table-cell office:value-type="float" office:value="38530" calcext:value-type="float">
            <text:p>3853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6734661" calcext:value-type="float">
            <text:p>26734661</text:p>
          </table:table-cell>
          <table:table-cell office:value-type="float" office:value="336901" calcext:value-type="float">
            <text:p>336901</text:p>
          </table:table-cell>
          <table:table-cell office:value-type="float" office:value="168438" calcext:value-type="float">
            <text:p>168438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26641550" calcext:value-type="float">
            <text:p>26641550</text:p>
          </table:table-cell>
          <table:table-cell office:value-type="float" office:value="340057" calcext:value-type="float">
            <text:p>340057</text:p>
          </table:table-cell>
          <table:table-cell office:value-type="float" office:value="169978" calcext:value-type="float">
            <text:p>169978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4876862" calcext:value-type="float">
            <text:p>14876862</text:p>
          </table:table-cell>
          <table:table-cell office:value-type="float" office:value="566665" calcext:value-type="float">
            <text:p>566665</text:p>
          </table:table-cell>
          <table:table-cell office:value-type="float" office:value="283223" calcext:value-type="float">
            <text:p>28322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5591463" calcext:value-type="float">
            <text:p>15591463</text:p>
          </table:table-cell>
          <table:table-cell office:value-type="float" office:value="593581" calcext:value-type="float">
            <text:p>593581</text:p>
          </table:table-cell>
          <table:table-cell office:value-type="float" office:value="296682" calcext:value-type="float">
            <text:p>29668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5170292" calcext:value-type="float">
            <text:p>15170292</text:p>
          </table:table-cell>
          <table:table-cell office:value-type="float" office:value="577647" calcext:value-type="float">
            <text:p>577647</text:p>
          </table:table-cell>
          <table:table-cell office:value-type="float" office:value="288715" calcext:value-type="float">
            <text:p>288715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6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94" calcext:value-type="float">
            <text:p>394</text:p>
          </table:table-cell>
          <table:table-cell office:value-type="float" office:value="453" calcext:value-type="float">
            <text:p>453</text:p>
          </table:table-cell>
          <table:table-cell office:value-type="float" office:value="15113877" calcext:value-type="float">
            <text:p>15113877</text:p>
          </table:table-cell>
          <table:table-cell office:value-type="float" office:value="575515" calcext:value-type="float">
            <text:p>575515</text:p>
          </table:table-cell>
          <table:table-cell office:value-type="float" office:value="287648" calcext:value-type="float">
            <text:p>2876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8718348" calcext:value-type="float">
            <text:p>28718348</text:p>
          </table:table-cell>
          <table:table-cell office:value-type="float" office:value="329506" calcext:value-type="float">
            <text:p>329506</text:p>
          </table:table-cell>
          <table:table-cell office:value-type="float" office:value="164685" calcext:value-type="float">
            <text:p>164685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4012926" calcext:value-type="float">
            <text:p>24012926</text:p>
          </table:table-cell>
          <table:table-cell office:value-type="float" office:value="411199" calcext:value-type="float">
            <text:p>411199</text:p>
          </table:table-cell>
          <table:table-cell office:value-type="float" office:value="205387" calcext:value-type="float">
            <text:p>205387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8786018" calcext:value-type="float">
            <text:p>28786018</text:p>
          </table:table-cell>
          <table:table-cell office:value-type="float" office:value="221687" calcext:value-type="float">
            <text:p>221687</text:p>
          </table:table-cell>
          <table:table-cell office:value-type="float" office:value="109931" calcext:value-type="float">
            <text:p>10993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8151764" calcext:value-type="float">
            <text:p>28151764</text:p>
          </table:table-cell>
          <table:table-cell office:value-type="float" office:value="217579" calcext:value-type="float">
            <text:p>217579</text:p>
          </table:table-cell>
          <table:table-cell office:value-type="float" office:value="107877" calcext:value-type="float">
            <text:p>107877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7869383" calcext:value-type="float">
            <text:p>27869383</text:p>
          </table:table-cell>
          <table:table-cell office:value-type="float" office:value="215988" calcext:value-type="float">
            <text:p>215988</text:p>
          </table:table-cell>
          <table:table-cell office:value-type="float" office:value="107082" calcext:value-type="float">
            <text:p>10708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7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 office:value-type="float" office:value="523" calcext:value-type="float">
            <text:p>523</text:p>
          </table:table-cell>
          <table:table-cell office:value-type="float" office:value="607" calcext:value-type="float">
            <text:p>607</text:p>
          </table:table-cell>
          <table:table-cell office:value-type="float" office:value="29303894" calcext:value-type="float">
            <text:p>29303894</text:p>
          </table:table-cell>
          <table:table-cell office:value-type="float" office:value="224654" calcext:value-type="float">
            <text:p>224654</text:p>
          </table:table-cell>
          <table:table-cell office:value-type="float" office:value="111415" calcext:value-type="float">
            <text:p>11141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4040708" calcext:value-type="float">
            <text:p>14040708</text:p>
          </table:table-cell>
          <table:table-cell office:value-type="float" office:value="330996" calcext:value-type="float">
            <text:p>330996</text:p>
          </table:table-cell>
          <table:table-cell office:value-type="float" office:value="165383" calcext:value-type="float">
            <text:p>16538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5098538" calcext:value-type="float">
            <text:p>15098538</text:p>
          </table:table-cell>
          <table:table-cell office:value-type="float" office:value="335131" calcext:value-type="float">
            <text:p>335131</text:p>
          </table:table-cell>
          <table:table-cell office:value-type="float" office:value="166781" calcext:value-type="float">
            <text:p>166781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770899" calcext:value-type="float">
            <text:p>9770899</text:p>
          </table:table-cell>
          <table:table-cell office:value-type="float" office:value="356271" calcext:value-type="float">
            <text:p>356271</text:p>
          </table:table-cell>
          <table:table-cell office:value-type="float" office:value="172999" calcext:value-type="float">
            <text:p>17299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761057" calcext:value-type="float">
            <text:p>9761057</text:p>
          </table:table-cell>
          <table:table-cell office:value-type="float" office:value="355760" calcext:value-type="float">
            <text:p>355760</text:p>
          </table:table-cell>
          <table:table-cell office:value-type="float" office:value="172744" calcext:value-type="float">
            <text:p>17274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984903" calcext:value-type="float">
            <text:p>9984903</text:p>
          </table:table-cell>
          <table:table-cell office:value-type="float" office:value="367153" calcext:value-type="float">
            <text:p>367153</text:p>
          </table:table-cell>
          <table:table-cell office:value-type="float" office:value="178440" calcext:value-type="float">
            <text:p>1784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8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3" calcext:value-type="float">
            <text:p>120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0" calcext:value-type="float">
            <text:p>490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821684" calcext:value-type="float">
            <text:p>9821684</text:p>
          </table:table-cell>
          <table:table-cell office:value-type="float" office:value="358861" calcext:value-type="float">
            <text:p>358861</text:p>
          </table:table-cell>
          <table:table-cell office:value-type="float" office:value="174294" calcext:value-type="float">
            <text:p>17429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mi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7607680" calcext:value-type="float">
            <text:p>17607680</text:p>
          </table:table-cell>
          <table:table-cell office:value-type="float" office:value="260433" calcext:value-type="float">
            <text:p>260433</text:p>
          </table:table-cell>
          <table:table-cell office:value-type="float" office:value="130188" calcext:value-type="float">
            <text:p>13018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split)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16534393" calcext:value-type="float">
            <text:p>16534393</text:p>
          </table:table-cell>
          <table:table-cell office:value-type="float" office:value="272512" calcext:value-type="float">
            <text:p>272512</text:p>
          </table:table-cell>
          <table:table-cell office:value-type="float" office:value="135939" calcext:value-type="float">
            <text:p>135939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430545" calcext:value-type="float">
            <text:p>9430545</text:p>
          </table:table-cell>
          <table:table-cell office:value-type="float" office:value="259800" calcext:value-type="float">
            <text:p>259800</text:p>
          </table:table-cell>
          <table:table-cell office:value-type="float" office:value="125243" calcext:value-type="float">
            <text:p>12524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349494" calcext:value-type="float">
            <text:p>9349494</text:p>
          </table:table-cell>
          <table:table-cell office:value-type="float" office:value="256678" calcext:value-type="float">
            <text:p>256678</text:p>
          </table:table-cell>
          <table:table-cell office:value-type="float" office:value="123682" calcext:value-type="float">
            <text:p>12368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581380" calcext:value-type="float">
            <text:p>9581380</text:p>
          </table:table-cell>
          <table:table-cell office:value-type="float" office:value="265558" calcext:value-type="float">
            <text:p>265558</text:p>
          </table:table-cell>
          <table:table-cell office:value-type="float" office:value="128122" calcext:value-type="float">
            <text:p>12812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_modded</text:p>
          </table:table-cell>
          <table:table-cell office:value-type="string" calcext:value-type="string">
            <text:p>prepare9</text:p>
          </table:table-cell>
          <table:table-cell office:value-type="string" calcext:value-type="string">
            <text:p>int_search(s, input_order, indomain_random)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11" calcext:value-type="float">
            <text:p>611</text:p>
          </table:table-cell>
          <table:table-cell office:value-type="float" office:value="1226" calcext:value-type="float">
            <text:p>1226</text:p>
          </table:table-cell>
          <table:table-cell office:value-type="float" office:value="1441" calcext:value-type="float">
            <text:p>1441</text:p>
          </table:table-cell>
          <table:table-cell office:value-type="float" office:value="9552175" calcext:value-type="float">
            <text:p>9552175</text:p>
          </table:table-cell>
          <table:table-cell office:value-type="float" office:value="264448" calcext:value-type="float">
            <text:p>264448</text:p>
          </table:table-cell>
          <table:table-cell office:value-type="float" office:value="127567" calcext:value-type="float">
            <text:p>127567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0T23:16:23.968519532</dc:date>
    <meta:editing-duration>PT27S</meta:editing-duration>
    <meta:editing-cycles>1</meta:editing-cycles>
    <meta:document-statistic meta:table-count="1" meta:cell-count="1615" meta:object-count="0"/>
    <meta:generator>LibreOffice/7.0.6.2$Linux_X86_64 LibreOffice_project/00$Build-2</meta:generator>
  </office:meta>
</office:document-meta>
</file>